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  <style:style style:name="ce11" style:family="table-cell" style:parent-style-name="Default" style:data-style-name="N100">
      <style:table-cell-properties fo:border-bottom="none" fo:background-color="#00a933" fo:border-left="1.5pt solid #000000" fo:border-right="none" fo:border-top="none"/>
    </style:style>
    <style:style style:name="ce12" style:family="table-cell" style:parent-style-name="Default" style:data-style-name="N100">
      <style:table-cell-properties fo:background-color="#00a933"/>
    </style:style>
    <style:style style:name="ce13" style:family="table-cell" style:parent-style-name="Default" style:data-style-name="N100">
      <style:table-cell-properties fo:border-bottom="none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F_1_METRIC__gscv_attr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sklearn_refit_False_post_init</text:p>
          </table:table-cell>
          <table:table-cell table:style-name="ce5" office:value-type="string" calcext:value-type="string">
            <text:p>dask_refit_False_post_init</text:p>
          </table:table-cell>
          <table:table-cell table:style-name="ce5" office:value-type="string" calcext:value-type="string">
            <text:p>gstcv_sklearn_refit_False_post_init</text:p>
          </table:table-cell>
          <table:table-cell table:style-name="ce8" office:value-type="string" calcext:value-type="string">
            <text:p>gstcv_dask_refit_False_post_init</text:p>
          </table:table-cell>
          <table:table-cell table:style-name="ce2" office:value-type="string" calcext:value-type="string">
            <text:p>sklearn_refit_balanced_accuracy_post_init</text:p>
          </table:table-cell>
          <table:table-cell table:style-name="ce5" office:value-type="string" calcext:value-type="string">
            <text:p>dask_refit_balanced_accuracy_post_init</text:p>
          </table:table-cell>
          <table:table-cell table:style-name="ce5" office:value-type="string" calcext:value-type="string">
            <text:p>gstcv_sklearn_refit_balanced_accuracy_post_init</text:p>
          </table:table-cell>
          <table:table-cell table:style-name="ce8" office:value-type="string" calcext:value-type="string">
            <text:p>gstcv_dask_refit_balanced_accuracy_post_init</text:p>
          </table:table-cell>
          <table:table-cell table:style-name="ce2" office:value-type="string" calcext:value-type="string">
            <text:p>sklearn_refit_refit_fxn_post_init</text:p>
          </table:table-cell>
          <table:table-cell table:style-name="ce5" office:value-type="string" calcext:value-type="string">
            <text:p>dask_refit_refit_fxn_post_init</text:p>
          </table:table-cell>
          <table:table-cell table:style-name="ce5" office:value-type="string" calcext:value-type="string">
            <text:p>gstcv_sklearn_refit_refit_fxn_post_init</text:p>
          </table:table-cell>
          <table:table-cell table:style-name="ce8" office:value-type="string" calcext:value-type="string">
            <text:p>gstcv_dask_refit_refit_fxn_post_init</text:p>
          </table:table-cell>
          <table:table-cell table:style-name="ce2" office:value-type="string" calcext:value-type="string">
            <text:p>sklearn_refit_False_post_fit</text:p>
          </table:table-cell>
          <table:table-cell table:style-name="ce5" office:value-type="string" calcext:value-type="string">
            <text:p>dask_refit_False_post_fit</text:p>
          </table:table-cell>
          <table:table-cell table:style-name="ce5" office:value-type="string" calcext:value-type="string">
            <text:p>gstcv_sklearn_refit_False_post_fit</text:p>
          </table:table-cell>
          <table:table-cell table:style-name="ce8" office:value-type="string" calcext:value-type="string">
            <text:p>gstcv_dask_refit_False_post_fit</text:p>
          </table:table-cell>
          <table:table-cell table:style-name="ce2" office:value-type="string" calcext:value-type="string">
            <text:p>sklearn_refit_balanced_accuracy_post_fit</text:p>
          </table:table-cell>
          <table:table-cell table:style-name="ce5" office:value-type="string" calcext:value-type="string">
            <text:p>dask_refit_balanced_accuracy_post_fit</text:p>
          </table:table-cell>
          <table:table-cell table:style-name="ce5" office:value-type="string" calcext:value-type="string">
            <text:p>gstcv_sklearn_refit_balanced_accuracy_post_fit</text:p>
          </table:table-cell>
          <table:table-cell table:style-name="ce8" office:value-type="string" calcext:value-type="string">
            <text:p>gstcv_dask_refit_balanced_accuracy_post_fit</text:p>
          </table:table-cell>
          <table:table-cell table:style-name="ce2" office:value-type="string" calcext:value-type="string">
            <text:p>sklearn_refit_refit_fxn_post_fit</text:p>
          </table:table-cell>
          <table:table-cell table:style-name="ce5" office:value-type="string" calcext:value-type="string">
            <text:p>dask_refit_refit_fxn_post_fit</text:p>
          </table:table-cell>
          <table:table-cell table:style-name="ce5" office:value-type="string" calcext:value-type="string">
            <text:p>gstcv_sklearn_refit_refit_fxn_post_fit</text:p>
          </table:table-cell>
          <table:table-cell table:style-name="ce8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cv_results_</text:p>
          </table:table-cell>
          <table:table-cell table:style-name="ce3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ThresholdCV' object has no attribute 'cv_results_'</text:p>
          </table:table-cell>
          <table:table-cell table:style-name="ce9" office:value-type="string" calcext:value-type="string">
            <text:p>'GridSearchThresholdCV' object has no attribute 'cv_results_'</text:p>
          </table:table-cell>
          <table:table-cell table:style-name="ce3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ThresholdCV' object has no attribute 'cv_results_'</text:p>
          </table:table-cell>
          <table:table-cell table:style-name="ce9" office:value-type="string" calcext:value-type="string">
            <text:p>'GridSearchThresholdCV' object has no attribute 'cv_results_'</text:p>
          </table:table-cell>
          <table:table-cell table:style-name="ce3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ThresholdCV' object has no attribute 'cv_results_'</text:p>
          </table:table-cell>
          <table:table-cell table:style-name="ce9" office:value-type="string" calcext:value-type="string">
            <text:p>'GridSearchThresholdCV' object has no attribute 'cv_results_'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estimator_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LogisticRegression(C=0.01, max_iter=10000, tol=1e-06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LogisticRegression(C=100.0, max_iter=10000, tol=1e-06)</text:p>
          </table:table-cell>
          <table:table-cell table:style-name="ce9" office:value-type="string" calcext:value-type="string">
            <text:p>LogisticRegression(fit_intercept=False, max_iter=10000, solver='lbfgs',</text:p>
            <text:p>                   tol=1e-06)</text:p>
          </table:table-cell>
          <table:table-cell table:style-name="ce3" office:value-type="string" calcext:value-type="string">
            <text:p>LogisticRegression(C=0.01, max_iter=10000, tol=1e-06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LogisticRegression(C=0.01, max_iter=10000, tol=1e-06)</text:p>
          </table:table-cell>
          <table:table-cell table:style-name="ce9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score_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float" office:value="0.697142857142857" calcext:value-type="float">
            <text:p>0.697142857142857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732380952380952" calcext:value-type="float">
            <text:p>0.732380952380952</text:p>
          </table:table-cell>
          <table:table-cell table:style-name="ce9" office:value-type="float" office:value="0.75202380952381" calcext:value-type="float">
            <text:p>0.75202380952381</text:p>
          </table:table-cell>
          <table:table-cell table:style-name="ce3" office:value-type="float" office:value="0.697142857142857" calcext:value-type="float">
            <text:p>0.697142857142857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732380952380952" calcext:value-type="float">
            <text:p>0.732380952380952</text:p>
          </table:table-cell>
          <table:table-cell table:style-name="ce9" office:value-type="float" office:value="0.75202380952381" calcext:value-type="float">
            <text:p>0.75202380952381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.697142857142857" calcext:value-type="float">
            <text:p>0.697142857142857</text:p>
          </table:table-cell>
          <table:table-cell table:style-name="ce9" office:value-type="float" office:value="0.710238095238095" calcext:value-type="float">
            <text:p>0.7102380952380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params_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100.0}</text:p>
          </table:table-cell>
          <table:table-cell table:style-name="ce9" office:value-type="string" calcext:value-type="string">
            <text:p>{'C': 1.0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100.0}</text:p>
          </table:table-cell>
          <table:table-cell table:style-name="ce9" office:value-type="string" calcext:value-type="string">
            <text:p>{'C': 1.0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index_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r_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score': &lt;function balanced_accuracy_score at 0x7eff5776f1a0&gt;}</text:p>
          </table:table-cell>
          <table:table-cell table:style-name="ce9" office:value-type="string" calcext:value-type="string">
            <text:p>{'score': &lt;function balanced_accuracy_score at 0x7eff5776f1a0&gt;}</text:p>
          </table:table-cell>
          <table:table-cell table:style-name="ce3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score': &lt;function balanced_accuracy_score at 0x7eff5776f1a0&gt;}</text:p>
          </table:table-cell>
          <table:table-cell table:style-name="ce9" office:value-type="string" calcext:value-type="string">
            <text:p>{'score': &lt;function balanced_accuracy_score at 0x7eff5776f1a0&gt;}</text:p>
          </table:table-cell>
          <table:table-cell table:style-name="ce3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score': &lt;function balanced_accuracy_score at 0x7eff5776f1a0&gt;}</text:p>
          </table:table-cell>
          <table:table-cell table:style-name="ce9" office:value-type="string" calcext:value-type="string">
            <text:p>{'score': &lt;function balanced_accuracy_score at 0x7eff5776f1a0&gt;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splits_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fit_time_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float" office:value="0.00845551490783691" calcext:value-type="float">
            <text:p>0.00845551490783691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0100789869902655" calcext:value-type="float">
            <text:p>0.0100789869902655</text:p>
          </table:table-cell>
          <table:table-cell table:style-name="ce9" office:value-type="float" office:value="3.40116870700149" calcext:value-type="float">
            <text:p>3.40116870700149</text:p>
          </table:table-cell>
          <table:table-cell table:style-name="ce3" office:value-type="float" office:value="0.0085148811340332" calcext:value-type="float">
            <text:p>0.0085148811340332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.00716726999962702" calcext:value-type="float">
            <text:p>0.00716726999962702</text:p>
          </table:table-cell>
          <table:table-cell table:style-name="ce9" office:value-type="float" office:value="1.9813332320191" calcext:value-type="float">
            <text:p>1.981333232019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metric_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11" office:value-type="string" calcext:value-type="string">
            <text:p>Fals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12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style-name="ce11" office:value-type="string" calcext:value-type="string">
            <text:p>Fals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12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style-name="ce11" office:value-type="string" calcext:value-type="string">
            <text:p>False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12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asses_</text:p>
          </table:table-cell>
          <table:table-cell table:style-name="ce3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This GridSearchCV instance was initialized with refit=False. classes_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3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3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features_in_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_n_features_in_'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ature_names_in_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4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5:56:45.324848348</dc:date>
    <meta:editing-duration>PT9M54S</meta:editing-duration>
    <meta:editing-cycles>9</meta:editing-cycles>
    <meta:generator>LibreOffice/7.3.7.2$Linux_X86_64 LibreOffice_project/30$Build-2</meta:generator>
    <meta:document-statistic meta:table-count="1" meta:cell-count="324" meta:object-count="0"/>
  </office:meta>
</office:document-meta>
</file>